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766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4.088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3.4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punk7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<text:a xlink:href="https://www.mouser.es/ProductDetail/821-BZX55B3V6R0G" xlink:type="simple">https://www.mouser.es/ProductDetail/821-BZX55B3V6R0G</text:a></text:p>
          </table:table-cell>
          <table:table-cell table:style-name="ce3" office:value-type="string" calcext:value-type="string">
            <text:p>NO STOC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<text:a xlink:href="https://www.mouser.es/ProductDetail/512-1N4148" xlink:type="simple">https://www.mouser.es/ProductDetail/512-1N4148</text:a>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<text:a xlink:href="https://www.mouser.es/ProductDetail/449-LFXTAL027945BULK" xlink:type="simple">https://www.mouser.es/ProductDetail/449-LFXTAL027945BULK</text:a>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<text:a xlink:href="https://www.mouser.es/ProductDetail/Yageo/MFR-12FTF52-1K5" xlink:type="simple">https://www.mouser.es/ProductDetail/Yageo/MFR-12FTF52-1K5</text:a>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a xlink:href="https://www.mouser.es/ProductDetail/Lite-On/LTL-4222" xlink:type="simple">https://www.mouser.es/ProductDetail/Lite-On/LTL-4222</text:a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t_Pretty-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<text:a xlink:href="https://www.mouser.es/ProductDetail/Amphenol-FCI/68602-406HLF" xlink:type="simple">https://www.mouser.es/ProductDetail/Amphenol-FCI/68602-406HLF</text:a>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P-40_W15.2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 socket</text:p>
          </table:table-cell>
          <table:table-cell office:value-type="string" calcext:value-type="string">
            <text:p><text:a xlink:href="https://www.mouser.es/ProductDetail/571-1-2199299-5" xlink:type="simple">https://www.mouser.es/ProductDetail/571-1-2199299-5</text:a></text:p>
          </table:table-cell>
          <table:table-cell table:style-name="ce3" office:value-type="string" calcext:value-type="string">
            <text:p>NO STOC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mega32A-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<text:a xlink:href="https://www.mouser.es/ProductDetail/556-ATMEGA32A-PU" xlink:type="simple">https://www.mouser.es/ProductDetail/556-ATMEGA32A-PU</text:a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_PUSH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&amp;RESET </text:p>
          </table:table-cell>
          <table:table-cell office:value-type="string" calcext:value-type="string">
            <text:p><text:a xlink:href="https://www.mouser.es/ProductDetail/Apem/MJTP1230A" xlink:type="simple">https://www.mouser.es/ProductDetail/Apem/MJTP1230A</text:a>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mouser.es/ProductDetail/Yageo/MFR-12FTF52-10K" xlink:type="simple">https://www.mouser.es/ProductDetail/Yageo/MFR-12FTF52-10K</text:a></text:p>
          </table:table-cell>
          <table:table-cell table:style-name="ce3" office:value-type="string" calcext:value-type="string">
            <text:p>NO STOC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<text:a xlink:href="https://www.mouser.es/ProductDetail/Yageo/MFR-12FTF52-5K1" xlink:type="simple">https://www.mouser.es/ProductDetail/Yageo/MFR-12FTF52-5K1</text:a>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mouser.es/ProductDetail/Yageo/CFR-12JR-52-75R" xlink:type="simple">https://www.mouser.es/ProductDetail/Yageo/CFR-12JR-52-75R</text:a>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B_C_Receptacle_GCT_USB4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/>
          <table:table-cell table:style-name="ce3" office:value-type="string" calcext:value-type="string">
            <text:p>NO STOC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<text:a xlink:href="https://www.mouser.es/ProductDetail/Bourns/MF-R050" xlink:type="simple">https://www.mouser.es/ProductDetail/Bourns/MF-R050</text:a>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P_Radial_D4.0mm_P1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<text:a xlink:href="https://www.mouser.es/ProductDetail/Nichicon/UMT1H4R7MDD" xlink:type="simple">https://www.mouser.es/ProductDetail/Nichicon/UMT1H4R7MDD</text:a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a xlink:href="https://www.mouser.es/ProductDetail/Murata-Electronics/RDER71H104K0M1H03A" xlink:type="simple">https://www.mouser.es/ProductDetail/Murata-Electronics/RDER71H104K0M1H03A</text:a>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<text:a xlink:href="https://www.mouser.es/ProductDetail/81-RDE5C2A220J0S1H3A" xlink:type="simple">https://www.mouser.es/ProductDetail/81-RDE5C2A220J0S1H3A</text:a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8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O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a xlink:href="https://octopart.com/bom-tool/D58T7Rv1" xlink:type="simple">https://octopart.com/bom-tool/D58T7Rv1</text:a>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ountingHole_2.7mm_M2.5_ISO7380_P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0:00:55.733284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1T10:03:55.224777985</dc:date>
    <meta:editing-duration>PT10M49S</meta:editing-duration>
    <meta:editing-cycles>3</meta:editing-cycles>
    <meta:generator>LibreOffice/6.4.3.2$Linux_X86_64 LibreOffice_project/40$Build-2</meta:generator>
    <meta:document-statistic meta:table-count="1" meta:cell-count="101" meta:object-count="0"/>
  </office:meta>
</office:document-meta>
</file>